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0.748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0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10">
            <text:p>1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4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33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3"/>
          <table:table-cell table:style-name="ce14" table:formula="of:=CONCATENATE(&quot;id&quot;;&quot; (&quot;;COUNTA([.AA7:.$AA$96]);&quot;)&quot;)" office:value-type="string" office:string-value="id (90)">
            <text:p>id (90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22"/>
          <table:table-cell table:formula="of:=IF([.AK7]&lt;&gt;1;[.AK7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AC7:.AH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3">
            <text:p>3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22"/>
          <table:table-cell table:formula="of:=IF([.AK8]&lt;&gt;1;[.AK8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AC8:.AH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10">
            <text:p>1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22"/>
          <table:table-cell table:formula="of:=IF([.AK9]&lt;&gt;1;[.AK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AC9:.AH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];1)" office:value-type="float" office:value="2">
            <text:p>2</text:p>
          </table:table-cell>
          <table:table-cell table:formula="of:=IF(ISERROR([.AJ9]);[.AA9];LEFT([.AA9];[.AJ9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22"/>
          <table:table-cell table:formula="of:=IF([.AK10]&lt;&gt;1;[.AK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246cm" svg:y="3.67cm" draw:caption-point-x="-0.61cm" draw:caption-point-y="1.543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AC10:.AH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];1)" office:value-type="float" office:value="2">
            <text:p>2</text:p>
          </table:table-cell>
          <table:table-cell table:formula="of:=IF(ISERROR([.AJ10]);[.AA10];LEFT([.AA10];[.AJ10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22"/>
          <table:table-cell table:formula="of:=IF([.AK11]&lt;&gt;1;[.AK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246cm" svg:y="4.265cm" draw:caption-point-x="-0.61cm" draw:caption-point-y="1.526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AC11:.AH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22"/>
          <table:table-cell table:formula="of:=IF([.AK12]&lt;&gt;1;[.AK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AC12:.AH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22"/>
          <table:table-cell table:formula="of:=IF([.AK13]&lt;&gt;1;[.AK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AC13:.AH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3];1)" office:value-type="float" office:value="4">
            <text:p>4</text:p>
          </table:table-cell>
          <table:table-cell table:formula="of:=IF(ISERROR([.AJ13]);[.AA13];LEFT([.AA13];[.AJ13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22"/>
          <table:table-cell table:formula="of:=IF([.AK14]&lt;&gt;1;[.AK14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AC14:.AH14])+COUNTA([.AL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AA14];1)" office:value-type="float" office:value="0">
            <text:p>#VALUE!</text:p>
          </table:table-cell>
          <table:table-cell table:formula="of:=IF(ISERROR([.AJ14]);[.AA14];LEFT([.AA14];[.AJ14]-1))" office:value-type="string" office:string-value="109">
            <text:p>109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22"/>
          <table:table-cell table:formula="of:=IF([.AK15]&lt;&gt;1;[.AK15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AC15:.AH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5];1)" office:value-type="float" office:value="0">
            <text:p>#VALUE!</text:p>
          </table:table-cell>
          <table:table-cell table:formula="of:=IF(ISERROR([.AJ15]);[.AA15];LEFT([.AA15];[.AJ15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22"/>
          <table:table-cell table:formula="of:=IF([.AK16]&lt;&gt;1;[.AK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AC16:.AH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6];1)" office:value-type="float" office:value="4">
            <text:p>4</text:p>
          </table:table-cell>
          <table:table-cell table:formula="of:=IF(ISERROR([.AJ16]);[.AA16];LEFT([.AA16];[.AJ16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22"/>
          <table:table-cell table:formula="of:=IF([.AK17]&lt;&gt;1;[.AK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AC17:.AH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7];1)" office:value-type="float" office:value="4">
            <text:p>4</text:p>
          </table:table-cell>
          <table:table-cell table:formula="of:=IF(ISERROR([.AJ17]);[.AA17];LEFT([.AA17];[.AJ17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22"/>
          <table:table-cell table:formula="of:=IF([.AK18]&lt;&gt;1;[.AK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AC18:.AH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22"/>
          <table:table-cell table:formula="of:=IF([.AK19]&lt;&gt;1;[.AK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AC19:.AH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22"/>
          <table:table-cell table:formula="of:=IF([.AK20]&lt;&gt;1;[.AK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AC20:.AH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22"/>
          <table:table-cell table:formula="of:=IF([.AK21]&lt;&gt;1;[.AK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AC21:.AH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22"/>
          <table:table-cell table:formula="of:=IF([.AK22]&lt;&gt;1;[.AK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AC22:.AH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" office:value-type="string">
            <text:p>オリーブオイル</text:p>
          </table:table-cell>
          <table:table-cell table:style-name="Default" table:number-columns-repeated="22"/>
          <table:table-cell table:formula="of:=IF([.AK23]&lt;&gt;1;[.AK23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AC23:.AH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23];1)" office:value-type="float" office:value="0">
            <text:p>#VALUE!</text:p>
          </table:table-cell>
          <table:table-cell table:formula="of:=IF(ISERROR([.AJ23]);[.AA23];LEFT([.AA23];[.AJ23]-1))" office:value-type="string" office:string-value="125">
            <text:p>125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2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AC24:.AH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2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AC25:.AH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5];1)" office:value-type="float" office:value="4">
            <text:p>4</text:p>
          </table:table-cell>
          <table:table-cell table:formula="of:=IF(ISERROR([.AJ25]);[.AA25];LEFT([.AA25];[.AJ25]-1))" office:value-type="string" office:string-value="126">
            <text:p>126</text:p>
          </table:table-cell>
          <table:table-cell table:number-columns-repeated="985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22"/>
          <table:table-cell table:formula="of:=IF([.AK26]&lt;&gt;1;[.AK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AC26:.AH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22"/>
          <table:table-cell table:formula="of:=IF([.AK27]&lt;&gt;1;[.AK27];0)" office:value-type="string" office:string-value="128">
            <text:p>128</text:p>
          </table:table-cell>
          <table:table-cell table:style-name="ce15" office:value-type="string">
            <text:p>128-2:2</text:p>
          </table:table-cell>
          <table:table-cell table:style-name="ce16" table:formula="of:=COUNTA([.AC27:.AH27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AC28:.AH28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9">
            <text:p>129</text:p>
          </table:table-cell>
          <table:table-cell table:number-columns-repeated="985"/>
        </table:table-row>
        <table:table-row table:style-name="ro5">
          <table:table-cell/>
          <table:table-cell table:style-name="ce2" table:formula="of:=CONCATENATE(&quot;max id=&quot;;MAX([.$C$30:.$W$52]))" office:value-type="string" office:string-value="max id=241">
            <office:annotation office:display="true" draw:style-name="gr3" draw:text-style-name="P1" svg:width="8.776cm" svg:height="3.235cm" svg:x="9.164cm" svg:y="10.443cm" draw:caption-point-x="-4.122cm" draw:caption-point-y="5.62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41</text:p>
          </table:table-cell>
          <table:table-cell table:style-name="ce5" table:formula="of:=[.B30]" office:value-type="string" office:string-value="B">
            <text:p>B</text:p>
          </table:table-cell>
          <table:table-cell table:style-name="ce5" table:formula="of:=[.B31]" office:value-type="string" office:string-value="C">
            <text:p>C</text:p>
          </table:table-cell>
          <table:table-cell table:style-name="ce5" table:formula="of:=[.B32]" office:value-type="string" office:string-value="D">
            <text:p>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V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K29]&lt;&gt;1;[.AK29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AC29:.AH29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B</text:p>
          </table:table-cell>
          <table:table-cell table:style-name="ce6" office:value-type="float" office:value="7">
            <office:annotation draw:style-name="gr4" draw:text-style-name="P1" svg:width="2.899cm" svg:height="0.669cm" svg:x="6.91cm" svg:y="15.256cm" draw:caption-point-x="-0.61cm" draw:caption-point-y="1.397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AC30:.AH30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AC31:.AH31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202">
            <text:p>202</text:p>
          </table:table-cell>
          <table:table-cell table:style-name="ce6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AC32:.AH32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AC33:.AH33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84">
            <text:p>184</text:p>
          </table:table-cell>
          <table:table-cell table:style-name="ce6" office:value-type="float" office:value="204">
            <text:p>204</text:p>
          </table:table-cell>
          <table:table-cell table:style-name="ce6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AC34:.AH34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F</text:p>
          </table:table-cell>
          <table:table-cell table:style-name="ce7"/>
          <table:table-cell table:style-name="ce12" table:formula="of:=MAX([.D30:.D31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205">
            <text:p>205</text:p>
          </table:table-cell>
          <table:table-cell table:style-name="ce7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AC35:.AH35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5];1)" office:value-type="float" office:value="3">
            <text:p>3</text:p>
          </table:table-cell>
          <table:table-cell table:formula="of:=IF(ISERROR([.AJ35]);[.AA35];LEFT([.AA35];[.AJ35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86">
            <text:p>186</text:p>
          </table:table-cell>
          <table:table-cell table:style-name="ce6" office:value-type="float" office:value="206">
            <text:p>206</text:p>
          </table:table-cell>
          <table:table-cell table:style-name="ce6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AC36:.AH36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6];1)" office:value-type="float" office:value="3">
            <text:p>3</text:p>
          </table:table-cell>
          <table:table-cell table:formula="of:=IF(ISERROR([.AJ36]);[.AA36];LEFT([.AA36];[.AJ36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AC37:.AH37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7];1)" office:value-type="float" office:value="3">
            <text:p>3</text:p>
          </table:table-cell>
          <table:table-cell table:formula="of:=IF(ISERROR([.AJ37]);[.AA37];LEFT([.AA37];[.AJ3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8">
            <text:p>188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AC38:.AH3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AC39:.AH3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39];1)" office:value-type="float" office:value="4">
            <text:p>4</text:p>
          </table:table-cell>
          <table:table-cell table:formula="of:=IF(ISERROR([.AJ39]);[.AA39];LEFT([.AA39];[.AJ39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AC40:.AH40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0];1)" office:value-type="float" office:value="0">
            <text:p>#VALUE!</text:p>
          </table:table-cell>
          <table:table-cell table:formula="of:=IF(ISERROR([.AJ40]);[.AA40];LEFT([.AA40];[.AJ40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211">
            <text:p>211</text:p>
          </table:table-cell>
          <table:table-cell table:style-name="ce7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AC41:.AH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1];1)" office:value-type="float" office:value="4">
            <text:p>4</text:p>
          </table:table-cell>
          <table:table-cell table:formula="of:=IF(ISERROR([.AJ41]);[.AA41];LEFT([.AA41];[.AJ41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212">
            <text:p>212</text:p>
          </table:table-cell>
          <table:table-cell table:style-name="ce6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AC42:.AH42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table:style-name="ce7" office:value-type="float" office:value="193">
            <text:p>193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AC43:.AH43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43];1)" office:value-type="float" office:value="4">
            <text:p>4</text:p>
          </table:table-cell>
          <table:table-cell table:formula="of:=IF(ISERROR([.AJ43]);[.AA43];LEFT([.AA43];[.AJ43]-1))" office:value-type="string" office:string-value="154">
            <text:p>15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94">
            <text:p>194</text:p>
          </table:table-cell>
          <table:table-cell table:style-name="ce6" office:value-type="float" office:value="214">
            <text:p>214</text:p>
          </table:table-cell>
          <table:table-cell table:style-name="ce6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AC44:.AH44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58">
            <text:p>158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15">
            <text:p>215</text:p>
          </table:table-cell>
          <table:table-cell table:style-name="ce7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AC45:.AH45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196">
            <text:p>196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AC46:.AH4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46];1)" office:value-type="float" office:value="0">
            <text:p>#VALUE!</text:p>
          </table:table-cell>
          <table:table-cell table:formula="of:=IF(ISERROR([.AJ46]);[.AA46];LEFT([.AA46];[.AJ46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217">
            <text:p>217</text:p>
          </table:table-cell>
          <table:table-cell table:style-name="ce7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AC47:.AH47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table:style-name="ce6" office:value-type="float" office:value="198">
            <text:p>198</text:p>
          </table:table-cell>
          <table:table-cell table:style-name="ce6" office:value-type="float" office:value="218">
            <text:p>218</text:p>
          </table:table-cell>
          <table:table-cell table:style-name="ce6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76">
            <text:p>176</text:p>
          </table:table-cell>
          <table:table-cell table:style-name="ce15" office:value-type="string">
            <text:p>176-1:3</text:p>
          </table:table-cell>
          <table:table-cell table:style-name="ce16" table:formula="of:=COUNTA([.AC48:.AH48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T</text:p>
          </table:table-cell>
          <table:table-cell table:style-name="ce7" table:number-columns-repeated="18"/>
          <table:table-cell table:style-name="ce7" office:value-type="float" office:value="179">
            <text:p>179</text:p>
          </table:table-cell>
          <table:table-cell table:style-name="ce7" office:value-type="float" office:value="219">
            <text:p>219</text:p>
          </table:table-cell>
          <table:table-cell table:style-name="ce7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AC49:.AH49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49];1)" office:value-type="float" office:value="3">
            <text:p>3</text:p>
          </table:table-cell>
          <table:table-cell table:formula="of:=IF(ISERROR([.AJ49]);[.AA49];LEFT([.AA49];[.AJ49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U</text:p>
          </table:table-cell>
          <table:table-cell table:style-name="ce7" table:number-columns-repeated="19"/>
          <table:table-cell table:style-name="ce7" office:value-type="float" office:value="199">
            <text:p>199</text:p>
          </table:table-cell>
          <table:table-cell table:style-name="ce6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AC50:.AH5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0];1)" office:value-type="float" office:value="2">
            <text:p>2</text:p>
          </table:table-cell>
          <table:table-cell table:formula="of:=IF(ISERROR([.AJ50]);[.AA50];LEFT([.AA50];[.AJ50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5">
          <table:table-cell/>
          <table:table-cell table:style-name="ce3" office:value-type="string">
            <text:p>V</text:p>
          </table:table-cell>
          <table:table-cell table:style-name="ce7" table:number-columns-repeated="20"/>
          <table:table-cell table:style-name="ce7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AC51:.AH51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1];1)" office:value-type="float" office:value="2">
            <text:p>2</text:p>
          </table:table-cell>
          <table:table-cell table:formula="of:=IF(ISERROR([.AJ51]);[.AA51];LEFT([.AA51];[.AJ51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/>
          <table:table-cell table:style-name="ce7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AC52:.AH52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2];1)" office:value-type="float" office:value="3">
            <text:p>3</text:p>
          </table:table-cell>
          <table:table-cell table:formula="of:=IF(ISERROR([.AJ52]);[.AA52];LEFT([.AA52];[.AJ52]-1)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5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AC53:.AH53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53];1)" office:value-type="float" office:value="0">
            <text:p>#VALUE!</text:p>
          </table:table-cell>
          <table:table-cell table:formula="of:=IF(ISERROR([.AJ53]);[.AA53];LEFT([.AA53];[.AJ53]-1))" office:value-type="string" office:string-value="22">
            <text:p>22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AC54:.AH5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54];1)" office:value-type="float" office:value="0">
            <text:p>#VALUE!</text:p>
          </table:table-cell>
          <table:table-cell table:formula="of:=IF(ISERROR([.AJ54]);[.AA54];LEFT([.AA54];[.AJ54]-1))" office:value-type="string" office:string-value="23">
            <text:p>23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AC55:.AH55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55];1)" office:value-type="float" office:value="3">
            <text:p>3</text:p>
          </table:table-cell>
          <table:table-cell table:formula="of:=IF(ISERROR([.AJ55]);[.AA55];LEFT([.AA55];[.AJ55]-1))" office:value-type="string" office:string-value="27">
            <text:p>27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AC56:.AH56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6];1)" office:value-type="float" office:value="3">
            <text:p>3</text:p>
          </table:table-cell>
          <table:table-cell table:formula="of:=IF(ISERROR([.AJ56]);[.AA56];LEFT([.AA56];[.AJ56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AC57:.AH57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57];1)" office:value-type="float" office:value="3">
            <text:p>3</text:p>
          </table:table-cell>
          <table:table-cell table:formula="of:=IF(ISERROR([.AJ57]);[.AA57];LEFT([.AA57];[.AJ57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AC58:.AH5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58];1)" office:value-type="float" office:value="2">
            <text:p>2</text:p>
          </table:table-cell>
          <table:table-cell table:formula="of:=IF(ISERROR([.AJ58]);[.AA58];LEFT([.AA58];[.AJ58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AC59:.AH5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59];1)" office:value-type="float" office:value="2">
            <text:p>2</text:p>
          </table:table-cell>
          <table:table-cell table:formula="of:=IF(ISERROR([.AJ59]);[.AA59];LEFT([.AA59];[.AJ59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6"/>
          <table:table-cell table:formula="of:=IF([.AK60]&lt;&gt;1;[.AK60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AC60:.AH60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0];1)" office:value-type="float" office:value="2">
            <text:p>2</text:p>
          </table:table-cell>
          <table:table-cell table:formula="of:=IF(ISERROR([.AJ60]);[.AA60];LEFT([.AA60];[.AJ6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6"/>
          <table:table-cell table:formula="of:=IF([.AK61]&lt;&gt;1;[.AK61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AC61:.AH61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1];1)" office:value-type="float" office:value="2">
            <text:p>2</text:p>
          </table:table-cell>
          <table:table-cell table:formula="of:=IF(ISERROR([.AJ61]);[.AA61];LEFT([.AA61];[.AJ61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2]&lt;&gt;1;[.AK62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AC62:.AH62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2];1)" office:value-type="float" office:value="2">
            <text:p>2</text:p>
          </table:table-cell>
          <table:table-cell table:formula="of:=IF(ISERROR([.AJ62]);[.AA62];LEFT([.AA62];[.AJ62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3]&lt;&gt;1;[.AK63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AC63:.AH6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63];1)" office:value-type="float" office:value="2">
            <text:p>2</text:p>
          </table:table-cell>
          <table:table-cell table:formula="of:=IF(ISERROR([.AJ63]);[.AA63];LEFT([.AA63];[.AJ63]-1))" office:value-type="string" office:string-value="5">
            <text:p>5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4]&lt;&gt;1;[.AK64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AC64:.AH6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4];1)" office:value-type="float" office:value="2">
            <text:p>2</text:p>
          </table:table-cell>
          <table:table-cell table:formula="of:=IF(ISERROR([.AJ64]);[.AA64];LEFT([.AA64];[.AJ64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5]&lt;&gt;1;[.AK65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AC65:.AH65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5];1)" office:value-type="float" office:value="3">
            <text:p>3</text:p>
          </table:table-cell>
          <table:table-cell table:formula="of:=IF(ISERROR([.AJ65]);[.AA65];LEFT([.AA65];[.AJ6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6]&lt;&gt;1;[.AK66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AC66:.AH6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6];1)" office:value-type="float" office:value="3">
            <text:p>3</text:p>
          </table:table-cell>
          <table:table-cell table:formula="of:=IF(ISERROR([.AJ66]);[.AA66];LEFT([.AA66];[.AJ6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7]&lt;&gt;1;[.AK67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AC67:.AH67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7];1)" office:value-type="float" office:value="3">
            <text:p>3</text:p>
          </table:table-cell>
          <table:table-cell table:formula="of:=IF(ISERROR([.AJ67]);[.AA67];LEFT([.AA67];[.AJ67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8]&lt;&gt;1;[.AK68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AC68:.AH68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8];1)" office:value-type="float" office:value="3">
            <text:p>3</text:p>
          </table:table-cell>
          <table:table-cell table:formula="of:=IF(ISERROR([.AJ68]);[.AA68];LEFT([.AA68];[.AJ68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69]&lt;&gt;1;[.AK69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AC69:.AH69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69];1)" office:value-type="float" office:value="3">
            <text:p>3</text:p>
          </table:table-cell>
          <table:table-cell table:formula="of:=IF(ISERROR([.AJ69]);[.AA69];LEFT([.AA69];[.AJ6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0]&lt;&gt;1;[.AK70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AC70:.AH70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70];1)" office:value-type="float" office:value="3">
            <text:p>3</text:p>
          </table:table-cell>
          <table:table-cell table:formula="of:=IF(ISERROR([.AJ70]);[.AA70];LEFT([.AA70];[.AJ7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1]&lt;&gt;1;[.AK71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AC71:.AH71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71];1)" office:value-type="float" office:value="3">
            <text:p>3</text:p>
          </table:table-cell>
          <table:table-cell table:formula="of:=IF(ISERROR([.AJ71]);[.AA71];LEFT([.AA71];[.AJ71]-1))" office:value-type="string" office:string-value="69">
            <text:p>69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2]&lt;&gt;1;[.AK72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AC72:.AH72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72];1)" office:value-type="float" office:value="3">
            <text:p>3</text:p>
          </table:table-cell>
          <table:table-cell table:formula="of:=IF(ISERROR([.AJ72]);[.AA72];LEFT([.AA72];[.AJ72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3]&lt;&gt;1;[.AK73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AC73:.AH73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3];1)" office:value-type="float" office:value="0">
            <text:p>#VALUE!</text:p>
          </table:table-cell>
          <table:table-cell table:formula="of:=IF(ISERROR([.AJ73]);[.AA73];LEFT([.AA73];[.AJ73]-1))" office:value-type="string" office:string-value="7">
            <text:p>7</text:p>
          </table:table-cell>
          <table:table-cell table:number-columns-repeated="985"/>
        </table:table-row>
        <table:table-row table:style-name="ro4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74]&lt;&gt;1;[.AK74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AC74:.AH7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AC75:.AH75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AC76:.AH76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AC77:.AH77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6"/>
          <table:table-cell table:formula="of:=IF([.AK78]&lt;&gt;1;[.AK78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AC78:.AH78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6"/>
          <table:table-cell table:formula="of:=IF([.AK79]&lt;&gt;1;[.AK79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AC79:.AH79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0]&lt;&gt;1;[.AK80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AC80:.AH80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0];1)" office:value-type="float" office:value="0">
            <text:p>#VALUE!</text:p>
          </table:table-cell>
          <table:table-cell table:formula="of:=IF(ISERROR([.AJ80]);[.AA80];LEFT([.AA80];[.AJ80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1]&lt;&gt;1;[.AK81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AC81:.AH81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1];1)" office:value-type="float" office:value="3">
            <text:p>3</text:p>
          </table:table-cell>
          <table:table-cell table:formula="of:=IF(ISERROR([.AJ81]);[.AA81];LEFT([.AA81];[.AJ8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2]&lt;&gt;1;[.AK82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AC82:.AH82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3]&lt;&gt;1;[.AK83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AC83:.AH83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4]&lt;&gt;1;[.AK84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AC84:.AH84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5]&lt;&gt;1;[.AK85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AC85:.AH85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5];1)" office:value-type="float" office:value="0">
            <text:p>#VALUE!</text:p>
          </table:table-cell>
          <table:table-cell table:formula="of:=IF(ISERROR([.AJ85]);[.AA85];LEFT([.AA85];[.AJ85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6]&lt;&gt;1;[.AK86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AC86:.AH86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7]&lt;&gt;1;[.AK87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AC87:.AH87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8]&lt;&gt;1;[.AK88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AC88:.AH88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88];1)" office:value-type="float" office:value="3">
            <text:p>3</text:p>
          </table:table-cell>
          <table:table-cell table:formula="of:=IF(ISERROR([.AJ88]);[.AA88];LEFT([.AA88];[.AJ8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89]&lt;&gt;1;[.AK89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AC89:.AH89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0]&lt;&gt;1;[.AK90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AC90:.AH90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1]&lt;&gt;1;[.AK91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AC91:.AH9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92">
            <text:p>9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6"/>
          <table:table-cell table:formula="of:=IF([.AK92]&lt;&gt;1;[.AK92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AC92:.AH92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2];1)" office:value-type="float" office:value="0">
            <text:p>#VALUE!</text:p>
          </table:table-cell>
          <table:table-cell table:formula="of:=IF(ISERROR([.AJ92]);[.AA92];LEFT([.AA92];[.AJ92]-1))" office:value-type="string" office:string-value="93">
            <text:p>9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AC93:.AH93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3];1)" office:value-type="float" office:value="3">
            <text:p>3</text:p>
          </table:table-cell>
          <table:table-cell table:formula="of:=IF(ISERROR([.AJ93]);[.AA93];LEFT([.AA93];[.AJ93]-1))" office:value-type="string" office:string-value="98">
            <text:p>9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163">
            <text:p>163</text:p>
          </table:table-cell>
          <table:table-cell table:style-name="ce15" office:value-type="string">
            <text:p>163-2:3</text:p>
          </table:table-cell>
          <table:table-cell table:style-name="ce16" table:formula="of:=COUNTA([.AC94:.AH94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4];1)" office:value-type="float" office:value="4">
            <text:p>4</text:p>
          </table:table-cell>
          <table:table-cell table:formula="of:=IF(ISERROR([.AJ94]);[.AA94];LEFT([.AA94];[.AJ94]-1))" office:value-type="string" office:string-value="163">
            <text:p>16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199">
            <text:p>199</text:p>
          </table:table-cell>
          <table:table-cell table:style-name="ce15" office:value-type="string">
            <text:p>199-3:0</text:p>
          </table:table-cell>
          <table:table-cell table:style-name="ce16" table:formula="of:=COUNTA([.AC95:.AH95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5];1)" office:value-type="float" office:value="4">
            <text:p>4</text:p>
          </table:table-cell>
          <table:table-cell table:formula="of:=IF(ISERROR([.AJ95]);[.AA95];LEFT([.AA95];[.AJ95]-1))" office:value-type="string" office:string-value="199">
            <text:p>199</text:p>
          </table:table-cell>
          <table:table-cell table:number-columns-repeated="985"/>
        </table:table-row>
        <table:table-row table:style-name="ro5">
          <table:table-cell table:number-columns-repeated="25"/>
          <table:table-cell table:formula="of:=IF([.AK96]&lt;&gt;1;[.AK96];0)" office:value-type="string" office:string-value="220">
            <text:p>220</text:p>
          </table:table-cell>
          <table:table-cell table:style-name="ce15" office:value-type="string">
            <text:p>220-3:0</text:p>
          </table:table-cell>
          <table:table-cell table:style-name="ce16" table:formula="of:=COUNTA([.AC96:.AH96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96];1)" office:value-type="float" office:value="4">
            <text:p>4</text:p>
          </table:table-cell>
          <table:table-cell table:formula="of:=IF(ISERROR([.AJ96]);[.AA96];LEFT([.AA96];[.AJ96]-1))" office:value-type="string" office:string-value="220">
            <text:p>220</text:p>
          </table:table-cell>
          <table:table-cell table:number-columns-repeated="985"/>
        </table:table-row>
        <table:table-row table:style-name="ro5">
          <table:table-cell table:number-columns-repeated="25"/>
          <table:table-cell table:formula="of:=IF([.AK97]&lt;&gt;1;[.AK97];0)" office:value-type="float" office:value="0">
            <text:p>0</text:p>
          </table:table-cell>
          <table:table-cell table:style-name="ce15"/>
          <table:table-cell table:style-name="ce16" table:formula="of:=COUNTA([.AC97:.AH9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97];1)" office:value-type="float" office:value="0">
            <text:p>#VALUE!</text:p>
          </table:table-cell>
          <table:table-cell table:formula="of:=IF(ISERROR([.AJ97]);[.AA97];LEFT([.AA97];[.AJ97]-1)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25"/>
          <table:table-cell table:formula="of:=IF([.AK98]&lt;&gt;1;[.AK98];0)" office:value-type="float" office:value="0">
            <text:p>0</text:p>
          </table:table-cell>
          <table:table-cell table:style-name="ce15"/>
          <table:table-cell table:style-name="ce16" table:formula="of:=COUNTA([.AC98:.AH9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98];1)" office:value-type="float" office:value="0">
            <text:p>#VALUE!</text:p>
          </table:table-cell>
          <table:table-cell table:formula="of:=IF(ISERROR([.AJ98]);[.AA98];LEFT([.AA98];[.AJ9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3T00:53:11.37">
            <text:p>2020/11/23 0:53</text:p>
          </table:table-cell>
          <table:table-cell table:formula="of:=NOW()" office:value-type="date" office:date-value="2020-11-23T00:53:11.37">
            <text:p>2020/11/23 0:53</text:p>
          </table:table-cell>
          <table:table-cell table:formula="of:=NOW()" office:value-type="date" office:date-value="2020-11-23T00:53:11.37">
            <text:p>2020/11/23 0:53</text:p>
          </table:table-cell>
          <table:table-cell table:formula="of:=NOW()" office:value-type="date" office:date-value="2020-11-23T00:53:11.37">
            <text:p>2020/11/23 0:53</text:p>
          </table:table-cell>
          <table:table-cell table:formula="of:=NOW()" office:value-type="date" office:date-value="2020-11-23T00:53:11.37">
            <text:p>2020/11/23 0:53</text:p>
          </table:table-cell>
          <table:table-cell table:formula="of:=NOW()" office:value-type="date" office:date-value="2020-11-23T00:53:11.37">
            <text:p>2020/11/23 0:53</text:p>
          </table:table-cell>
          <table:table-cell table:number-columns-repeated="2" office:value-type="string">
            <text:p>*</text:p>
          </table:table-cell>
          <table:table-cell table:formula="of:=IF(ISERROR([.AJ99]);[.AA99];LEFT([.AA99];[.AJ99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8"/>
          <table:table-cell office:value-type="string">
            <text:p>3 items</text:p>
          </table:table-cell>
          <table:table-cell table:number-columns-repeated="991"/>
          <table:table-cell table:style-name="ce1" table:number-columns-repeated="2"/>
        </table:table-row>
        <table:table-row table:style-name="ro2">
          <table:table-cell table:number-columns-repeated="28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C102];1)" office:value-type="float" office:value="0">
            <text:p>#VALUE!</text:p>
          </table:table-cell>
          <table:table-cell table:formula="of:=IF(ISERROR([.AL102]);[.AC102];LEFT([.AC102];[.AL102]-1))" office:value-type="string" office:string-value="id">
            <text:p>id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 table:number-columns-repeated="27"/>
          <table:table-cell table:formula="of:=IF([.AM103]&lt;&gt;1;[.AM103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AE103:.AJ10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C103];1)" office:value-type="float" office:value="0">
            <text:p>#VALUE!</text:p>
          </table:table-cell>
          <table:table-cell table:formula="of:=IF(ISERROR([.AL103]);[.AC103];LEFT([.AC103];[.AL103]-1))" office:value-type="float" office:value="13">
            <text:p>13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 table:number-columns-repeated="27"/>
          <table:table-cell table:formula="of:=IF([.AM104]&lt;&gt;1;[.AM104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AE104:.AJ10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C104];1)" office:value-type="float" office:value="0">
            <text:p>#VALUE!</text:p>
          </table:table-cell>
          <table:table-cell table:formula="of:=IF(ISERROR([.AL104]);[.AC104];LEFT([.AC104];[.AL104]-1))" office:value-type="string" office:string-value="14">
            <text:p>14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8"/>
          <table:table-cell table:formula="of:=IF([.AM105]&lt;&gt;1;[.AM105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AE105:.AJ105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05];1)" office:value-type="float" office:value="3">
            <text:p>3</text:p>
          </table:table-cell>
          <table:table-cell table:formula="of:=IF(ISERROR([.AL105]);[.AC105];LEFT([.AC105];[.AL105]-1))" office:value-type="string" office:string-value="14">
            <text:p>14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5"/>
          <table:table-cell table:formula="of:=IF([.AM106]&lt;&gt;1;[.AM106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AE106:.AJ106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06];1)" office:value-type="float" office:value="0">
            <text:p>#VALUE!</text:p>
          </table:table-cell>
          <table:table-cell table:formula="of:=IF(ISERROR([.AL106]);[.AC106];LEFT([.AC106];[.AL106]-1))" office:value-type="string" office:string-value="15">
            <text:p>15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2" table:formula="of:=CONCATENATE(&quot;max id=&quot;;MAX([.C108:.K123]))" office:value-type="string" office:string-value="max id=48">
            <office:annotation office:display="true" draw:style-name="gr3" draw:text-style-name="P1" svg:width="8.776cm" svg:height="3.235cm" svg:x="10.545cm" svg:y="57.484cm" draw:caption-point-x="-5.503cm" draw:caption-point-y="3.57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T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5"/>
          <table:table-cell table:formula="of:=IF([.AM107]&lt;&gt;1;[.AM107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AE107:.AJ107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07];1)" office:value-type="float" office:value="3">
            <text:p>3</text:p>
          </table:table-cell>
          <table:table-cell table:formula="of:=IF(ISERROR([.AL107]);[.AC107];LEFT([.AC107];[.AL107]-1))" office:value-type="string" office:string-value="15">
            <text:p>15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">
            <text:p>17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5"/>
          <table:table-cell table:formula="of:=IF([.AM108]&lt;&gt;1;[.AM108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AE108:.AJ108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08];1)" office:value-type="float" office:value="3">
            <text:p>3</text:p>
          </table:table-cell>
          <table:table-cell table:formula="of:=IF(ISERROR([.AL108]);[.AC108];LEFT([.AC108];[.AL108]-1))" office:value-type="string" office:string-value="16">
            <text:p>16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formula="of:=IF([.AM109]&lt;&gt;1;[.AM109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AE109:.AJ109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09];1)" office:value-type="float" office:value="3">
            <text:p>3</text:p>
          </table:table-cell>
          <table:table-cell table:formula="of:=IF(ISERROR([.AL109]);[.AC109];LEFT([.AC109];[.AL109]-1))" office:value-type="string" office:string-value="17">
            <text:p>17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7"/>
          <table:table-cell table:style-name="ce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5">
            <text:p>25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formula="of:=IF([.AM110]&lt;&gt;1;[.AM110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AE110:.AJ110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10];1)" office:value-type="float" office:value="3">
            <text:p>3</text:p>
          </table:table-cell>
          <table:table-cell table:formula="of:=IF(ISERROR([.AL110]);[.AC110];LEFT([.AC110];[.AL110]-1))" office:value-type="string" office:string-value="18">
            <text:p>18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7" office:value-type="string">
            <text:p>-</text:p>
          </table:table-cell>
          <table:table-cell table:style-name="ce7" office:value-type="float" office:value="39">
            <text:p>39</text:p>
          </table:table-cell>
          <table:table-cell table:style-name="ce7" table:number-columns-repeated="2"/>
          <table:table-cell table:style-name="ce7" office:value-type="float" office:value="14">
            <text:p>14</text:p>
          </table:table-cell>
          <table:table-cell table:style-name="ce7" office:value-type="float" office:value="26">
            <text:p>26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formula="of:=IF([.AM111]&lt;&gt;1;[.AM111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AE111:.AJ111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11];1)" office:value-type="float" office:value="3">
            <text:p>3</text:p>
          </table:table-cell>
          <table:table-cell table:formula="of:=IF(ISERROR([.AL111]);[.AC111];LEFT([.AC111];[.AL111]-1))" office:value-type="string" office:string-value="21">
            <text:p>21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7" office:value-type="float" office:value="16">
            <text:p>16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5"/>
          <table:table-cell table:formula="of:=IF([.AM112]&lt;&gt;1;[.AM112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AE112:.AJ112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C112];1)" office:value-type="float" office:value="3">
            <text:p>3</text:p>
          </table:table-cell>
          <table:table-cell table:formula="of:=IF(ISERROR([.AL112]);[.AC112];LEFT([.AC112];[.AL112]-1))" office:value-type="string" office:string-value="22">
            <text:p>22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1">
            <text:p>41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formula="of:=IF([.AM113]&lt;&gt;1;[.AM113];0)" office:value-type="string" office:string-value="26">
            <text:p>26</text:p>
          </table:table-cell>
          <table:table-cell table:style-name="ce15" office:value-type="string">
            <text:p>26-2:2:1</text:p>
          </table:table-cell>
          <table:table-cell table:style-name="ce16" table:formula="of:=COUNTA([.AE113:.AJ113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13];1)" office:value-type="float" office:value="3">
            <text:p>3</text:p>
          </table:table-cell>
          <table:table-cell table:formula="of:=IF(ISERROR([.AL113]);[.AC113];LEFT([.AC113];[.AL113]-1))" office:value-type="string" office:string-value="26">
            <text:p>26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number-columns-repeated="2" table:style-name="ce7" office:value-type="string">
            <text:p>-</text:p>
          </table:table-cell>
          <table:table-cell table:style-name="ce7" table:number-columns-repeated="2"/>
          <table:table-cell table:style-name="ce7" office:value-type="float" office:value="13">
            <text:p>13</text:p>
          </table:table-cell>
          <table:table-cell table:style-name="ce7" office:value-type="float" office:value="29">
            <text:p>29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formula="of:=IF([.AM114]&lt;&gt;1;[.AM114];0)" office:value-type="string" office:string-value="47">
            <text:p>47</text:p>
          </table:table-cell>
          <table:table-cell table:style-name="ce15" office:value-type="string">
            <text:p>47-2:2:1</text:p>
          </table:table-cell>
          <table:table-cell table:style-name="ce16" table:formula="of:=COUNTA([.AE114:.AJ114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14];1)" office:value-type="float" office:value="3">
            <text:p>3</text:p>
          </table:table-cell>
          <table:table-cell table:formula="of:=IF(ISERROR([.AL114]);[.AC114];LEFT([.AC114];[.AL114]-1))" office:value-type="string" office:string-value="47">
            <text:p>47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7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formula="of:=IF([.AM115]&lt;&gt;1;[.AM115];0)" office:value-type="string" office:string-value="48">
            <text:p>48</text:p>
          </table:table-cell>
          <table:table-cell table:style-name="ce15" office:value-type="string">
            <text:p>48-2:2:1</text:p>
          </table:table-cell>
          <table:table-cell table:style-name="ce16" table:formula="of:=COUNTA([.AE115:.AJ115])" office:value-type="float" office:value="1">
            <text:p>1</text:p>
          </table:table-cell>
          <table:table-cell table:style-name="ce18" office:value-type="string">
            <text:p>2020年11月22日23:58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C115];1)" office:value-type="float" office:value="3">
            <text:p>3</text:p>
          </table:table-cell>
          <table:table-cell table:formula="of:=IF(ISERROR([.AL115]);[.AC115];LEFT([.AC115];[.AL115]-1))" office:value-type="string" office:string-value="48">
            <text:p>48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K Q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table:number-columns-repeated="2"/>
          <table:table-cell table:style-name="ce7" office:value-type="float" office:value="19">
            <text:p>19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5"/>
          <table:table-cell table:formula="of:=IF([.AM116]&lt;&gt;1;[.AM116];0)" office:value-type="float" office:value="0">
            <text:p>0</text:p>
          </table:table-cell>
          <table:table-cell table:style-name="ce15"/>
          <table:table-cell table:style-name="ce16" table:formula="of:=COUNTA([.AE116:.AJ11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C116];1)" office:value-type="float" office:value="0">
            <text:p>#VALUE!</text:p>
          </table:table-cell>
          <table:table-cell table:formula="of:=IF(ISERROR([.AL116]);[.AC116];LEFT([.AC116];[.AL116]-1))" office:value-type="float" office:value="0">
            <text:p>0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table:number-columns-repeated="2"/>
          <table:table-cell table:style-name="ce7" office:value-type="float" office:value="20">
            <text:p>20</text:p>
          </table:table-cell>
          <table:table-cell table:style-name="ce7" office:value-type="float" office:value="32">
            <text:p>32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5"/>
          <table:table-cell table:number-columns-repeated="3" office:value-type="string">
            <text:p>*</text:p>
          </table:table-cell>
          <table:table-cell table:formula="of:=NOW()" office:value-type="date" office:date-value="2020-11-23T00:53:11.4">
            <text:p>2020/11/23 0:53</text:p>
          </table:table-cell>
          <table:table-cell table:formula="of:=NOW()" office:value-type="date" office:date-value="2020-11-23T00:53:11.4">
            <text:p>2020/11/23 0:53</text:p>
          </table:table-cell>
          <table:table-cell table:formula="of:=NOW()" office:value-type="date" office:date-value="2020-11-23T00:53:11.4">
            <text:p>2020/11/23 0:53</text:p>
          </table:table-cell>
          <table:table-cell table:formula="of:=NOW()" office:value-type="date" office:date-value="2020-11-23T00:53:11.4">
            <text:p>2020/11/23 0:53</text:p>
          </table:table-cell>
          <table:table-cell table:formula="of:=NOW()" office:value-type="date" office:date-value="2020-11-23T00:53:11.4">
            <text:p>2020/11/23 0:53</text:p>
          </table:table-cell>
          <table:table-cell table:formula="of:=NOW()" office:value-type="date" office:date-value="2020-11-23T00:53:11.4">
            <text:p>2020/11/23 0:53</text:p>
          </table:table-cell>
          <table:table-cell office:value-type="string">
            <text:p>*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K P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5">
            <text:p>45</text:p>
          </table:table-cell>
          <table:table-cell table:style-name="ce7" table:number-columns-repeated="2"/>
          <table:table-cell table:style-name="ce7" office:value-type="float" office:value="21">
            <text:p>21</text:p>
          </table:table-cell>
          <table:table-cell table:style-name="ce7" office:value-type="string">
            <text:p>-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D K</text:p>
          </table:table-cell>
          <table:table-cell table:style-name="ce7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7" table:number-columns-repeated="2"/>
          <table:table-cell table:style-name="ce7" office:value-type="float" office:value="22">
            <text:p>2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L Q</text:p>
          </table:table-cell>
          <table:table-cell table:style-name="ce7" table:number-columns-repeated="7"/>
          <table:table-cell table:style-name="ce7" office:value-type="float" office:value="47">
            <text:p>47</text:p>
          </table:table-cell>
          <table:table-cell table:style-name="ce7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 L</text:p>
          </table:table-cell>
          <table:table-cell table:style-name="ce7" table:number-columns-repeated="7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24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2" table:formula="of:=CONCATENATE(&quot;max id=&quot;;MAX([.C128:.I141]))" office:value-type="string" office:string-value="max id=3">
            <office:annotation office:display="true" draw:style-name="gr3" draw:text-style-name="P1" svg:width="8.776cm" svg:height="3.235cm" svg:x="17.434cm" svg:y="72.272cm" draw:caption-point-x="-12.392cm" draw:caption-point-y="0.35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6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27];1)" office:value-type="float" office:value="0">
            <text:p>#VALUE!</text:p>
          </table:table-cell>
          <table:table-cell table:formula="of:=IF(ISERROR([.AJ127]);[.AA127];LEFT([.AA127];[.AJ127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5"/>
          <table:table-cell table:formula="of:=IF([.AK128]&lt;&gt;1;[.AK128];0)" office:value-type="string" office:string-value="1">
            <text:p>1</text:p>
          </table:table-cell>
          <table:table-cell table:style-name="ce15" office:value-type="string">
            <text:p>1-1:1:1:2</text:p>
          </table:table-cell>
          <table:table-cell table:style-name="ce16" table:formula="of:=COUNTA([.AC128:.AH128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28];1)" office:value-type="float" office:value="2">
            <text:p>2</text:p>
          </table:table-cell>
          <table:table-cell table:formula="of:=IF(ISERROR([.AJ128]);[.AA128];LEFT([.AA128];[.AJ128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 D T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5"/>
          <table:table-cell table:formula="of:=IF([.AK129]&lt;&gt;1;[.AK129];0)" office:value-type="string" office:string-value="2">
            <text:p>2</text:p>
          </table:table-cell>
          <table:table-cell table:style-name="ce15" office:value-type="string">
            <text:p>2-1:1:1:3</text:p>
          </table:table-cell>
          <table:table-cell table:style-name="ce16" table:formula="of:=COUNTA([.AC129:.AH129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29];1)" office:value-type="float" office:value="2">
            <text:p>2</text:p>
          </table:table-cell>
          <table:table-cell table:formula="of:=IF(ISERROR([.AJ129]);[.AA129];LEFT([.AA129];[.AJ129]-1))" office:value-type="string" office:string-value="2">
            <text:p>2</text:p>
          </table:table-cell>
          <table:table-cell table:number-columns-repeated="985"/>
        </table:table-row>
        <table:table-row table:style-name="ro5">
          <table:table-cell/>
          <table:table-cell table:style-name="ce3" office:value-type="string">
            <text:p>D T V</text:p>
          </table:table-cell>
          <table:table-cell table:style-name="ce7" table:number-columns-repeated="4"/>
          <table:table-cell table:style-name="ce7" office:value-type="float" office:value="3">
            <text:p>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5"/>
          <table:table-cell table:formula="of:=IF([.AK130]&lt;&gt;1;[.AK130];0)" office:value-type="float" office:value="0">
            <text:p>0</text:p>
          </table:table-cell>
          <table:table-cell table:style-name="ce15"/>
          <table:table-cell table:style-name="ce16" table:formula="of:=COUNTA([.AC130:.AH1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float" office:value="0">
            <text:p>0</text:p>
          </table:table-cell>
          <table:table-cell table:style-name="ce15"/>
          <table:table-cell table:style-name="ce16" table:formula="of:=COUNTA([.AC131:.AH13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1];1)" office:value-type="float" office:value="0">
            <text:p>#VALUE!</text:p>
          </table:table-cell>
          <table:table-cell table:formula="of:=IF(ISERROR([.AJ131]);[.AA131];LEFT([.AA131];[.AJ13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float" office:value="0">
            <text:p>0</text:p>
          </table:table-cell>
          <table:table-cell table:style-name="ce15"/>
          <table:table-cell table:style-name="ce16" table:formula="of:=COUNTA([.AC132:.AH13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2];1)" office:value-type="float" office:value="0">
            <text:p>#VALUE!</text:p>
          </table:table-cell>
          <table:table-cell table:formula="of:=IF(ISERROR([.AJ132]);[.AA132];LEFT([.AA132];[.AJ13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float" office:value="0">
            <text:p>0</text:p>
          </table:table-cell>
          <table:table-cell table:style-name="ce15"/>
          <table:table-cell table:style-name="ce16" table:formula="of:=COUNTA([.AC133:.AH13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3];1)" office:value-type="float" office:value="0">
            <text:p>#VALUE!</text:p>
          </table:table-cell>
          <table:table-cell table:formula="of:=IF(ISERROR([.AJ133]);[.AA133];LEFT([.AA133];[.AJ13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5"/>
          <table:table-cell table:style-name="ce16" table:formula="of:=COUNTA([.AC134:.AH13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5"/>
          <table:table-cell table:style-name="ce16" table:formula="of:=COUNTA([.AC135:.AH13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5"/>
          <table:table-cell table:style-name="ce16" table:formula="of:=COUNTA([.AC136:.AH13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5"/>
          <table:table-cell table:style-name="ce16" table:formula="of:=COUNTA([.AC137:.AH1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5"/>
          <table:table-cell table:style-name="ce16" table:formula="of:=COUNTA([.AC138:.AH1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5"/>
          <table:table-cell table:style-name="ce16" table:formula="of:=COUNTA([.AC139:.AH1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5"/>
          <table:table-cell table:style-name="ce16" table:formula="of:=COUNTA([.AC140:.AH14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5"/>
          <table:table-cell table:style-name="ce16" table:formula="of:=COUNTA([.AC141:.AH14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number-columns-repeated="3" office:value-type="string">
            <text:p>*</text:p>
          </table:table-cell>
          <table:table-cell table:formula="of:=NOW()" office:value-type="date" office:date-value="2020-11-23T00:53:11.42">
            <text:p>2020/11/23 0:53</text:p>
          </table:table-cell>
          <table:table-cell table:formula="of:=NOW()" office:value-type="date" office:date-value="2020-11-23T00:53:11.42">
            <text:p>2020/11/23 0:53</text:p>
          </table:table-cell>
          <table:table-cell table:formula="of:=NOW()" office:value-type="date" office:date-value="2020-11-23T00:53:11.42">
            <text:p>2020/11/23 0:53</text:p>
          </table:table-cell>
          <table:table-cell table:formula="of:=NOW()" office:value-type="date" office:date-value="2020-11-23T00:53:11.42">
            <text:p>2020/11/23 0:53</text:p>
          </table:table-cell>
          <table:table-cell table:formula="of:=NOW()" office:value-type="date" office:date-value="2020-11-23T00:53:11.42">
            <text:p>2020/11/23 0:53</text:p>
          </table:table-cell>
          <table:table-cell table:formula="of:=NOW()" office:value-type="date" office:date-value="2020-11-23T00:53:11.42">
            <text:p>2020/11/23 0:53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0" table:default-cell-style-name="ce1"/>
        <table:table-column table:style-name="co11" table:number-columns-repeated="13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9cm" draw:caption-point-x="-4.122cm" draw:caption-point-y="5.62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table:formula="of:=NOW()" office:value-type="date" office:date-value="2020-11-23T00:53:11.51">
            <text:p>2020/11/23 0:53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22cm" draw:caption-point-x="-5.503cm" draw:caption-point-y="3.578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Z7:'2'.AK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020/11/23</text:date>, <text:time>00:5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3T00:53:10.95</dc:date>
    <dc:creator>iwabuchi ken</dc:creator>
    <meta:editing-duration>P1DT4H58M10S</meta:editing-duration>
    <meta:editing-cycles>205</meta:editing-cycles>
    <meta:generator>OpenOffice/4.1.3$Win32 OpenOffice.org_project/413m1$Build-9783</meta:generator>
    <meta:document-statistic meta:table-count="3" meta:cell-count="1795" meta:object-count="0"/>
  </office:meta>
</office:document-meta>
</file>